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09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3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automatic-find-labels="false"/>
      <table:table table:name="Attributs natif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Nom de l'attribu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ratégie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Date précise de l'appel</text:p>
          </table:table-cell>
          <table:table-cell office:value-type="string" calcext:value-type="string">
            <text:p>Garder</text:p>
          </table:table-cell>
        </table:table-row>
        <table:table-row table:style-name="ro1">
          <table:table-cell office:value-type="string" calcext:value-type="string">
            <text:p>DAY_OF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Vrai si jour férié : toujours le même</text:p>
          </table:table-cell>
          <table:table-cell office:value-type="string" calcext:value-type="string">
            <text:p>Virer la colonne</text:p>
          </table:table-cell>
        </table:table-row>
        <table:table-row table:style-name="ro1">
          <table:table-cell office:value-type="string" calcext:value-type="string">
            <text:p>DAY_D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ide tout le temps</text:p>
          </table:table-cell>
          <table:table-cell office:value-type="string" calcext:value-type="string">
            <text:p>Virer la colonne</text:p>
          </table:table-cell>
        </table:table-row>
        <table:table-row table:style-name="ro1">
          <table:table-cell office:value-type="string" calcext:value-type="string">
            <text:p>WEEK_EN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Vrai si week-end</text:p>
          </table:table-cell>
          <table:table-cell office:value-type="string" calcext:value-type="string">
            <text:p>Garder</text:p>
          </table:table-cell>
        </table:table-row>
        <table:table-row table:style-name="ro1">
          <table:table-cell office:value-type="string" calcext:value-type="string">
            <text:p>DAY_WE_D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Jour de la semaine</text:p>
          </table:table-cell>
          <table:table-cell office:value-type="string" calcext:value-type="string">
            <text:p>Garder</text:p>
          </table:table-cell>
        </table:table-row>
        <table:table-row table:style-name="ro1">
          <table:table-cell office:value-type="string" calcext:value-type="string">
            <text:p>TPER_TEA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Jour ou Nuit</text:p>
          </table:table-cell>
          <table:table-cell office:value-type="string" calcext:value-type="string">
            <text:p>Garder</text:p>
          </table:table-cell>
        </table:table-row>
        <table:table-row table:style-name="ro1">
          <table:table-cell office:value-type="string" calcext:value-type="string">
            <text:p>TPER_HOUR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_COD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D_CO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D_LIB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oujours la même</text:p>
          </table:table-cell>
          <table:table-cell office:value-type="string" calcext:value-type="string">
            <text:p>Virer la colonne</text:p>
          </table:table-cell>
        </table:table-row>
        <table:table-row table:style-name="ro1">
          <table:table-cell office:value-type="string" calcext:value-type="string">
            <text:p>ASS_ASSIGN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Garder</text:p>
          </table:table-cell>
        </table:table-row>
        <table:table-row table:style-name="ro1">
          <table:table-cell office:value-type="string" calcext:value-type="string">
            <text:p>ASS_DIRECTORSHIP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_PARTNER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_POL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_SOC_MER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CALLSOFFERE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OUTFLOW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NFLOW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NOANSREDIR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D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CONFERENC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TRANSFERE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RING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DISC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HOLD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DAUXOUT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HOLDABN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MAXINQUEU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DEQUE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WIN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UXIN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WOUT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WOUTOFF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WOUTADJ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UXOUT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UXOUTOFF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UXOUTADJ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NTRVL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OUTFLOW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DEQUE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ACD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DISC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HOLD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STAFF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NS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RING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RING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ACD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AVAIL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W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ACW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OTHER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WIN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ACWIN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UXIN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AUXIN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WOU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ACWOUT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WOUTOFF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UXOUT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AUXOUT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UXOUTOFF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SERVICELEVEL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CEPTABL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SLVLOUTFLOW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SLVLABN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1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2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3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4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5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6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7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8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9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10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MAXSTAFFE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NCOMPLET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_BEGIN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_COMENT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_END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ANDONNED_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CALL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Garder</text:p>
          </table:table-cell>
        </table:table-row>
        <table:table-row table:style-name="ro1">
          <table:table-cell office:value-type="string" calcext:value-type="string">
            <text:p>CSPL_RECEIVED_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7:07:29.231057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1:18:44.412029893</meta:creation-date>
    <meta:generator>LibreOffice/5.0.5.2$Linux_X86_64 LibreOffice_project/00m0$Build-2</meta:generator>
    <dc:date>2016-02-29T18:43:58.916329893</dc:date>
    <meta:editing-duration>PT1H26M28S</meta:editing-duration>
    <meta:editing-cycles>4</meta:editing-cycles>
    <meta:document-statistic meta:table-count="1" meta:cell-count="192" meta:object-count="0"/>
  </office:meta>
</office:document-meta>
</file>